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081cm" table:align="left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11.88cm"/>
    </style:style>
    <style:style style:name="Tabelle1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le1.B1" style:family="table-cell">
      <style:table-cell-properties style:vertical-align="middle" fo:padding="0.049cm" fo:border="0.035cm solid #808080"/>
    </style:style>
    <style:style style:name="Tabelle1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le1.B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P1" style:family="paragraph" style:parent-style-name="Table_20_Contents">
      <style:paragraph-properties fo:padding="0cm" fo:border="none"/>
    </style:style>
    <style:style style:name="P2" style:family="paragraph" style:parent-style-name="Table_20_Contents">
      <style:paragraph-properties fo:padding="0cm" fo:border="none"/>
    </style:style>
    <style:style style:name="P3" style:family="paragraph" style:parent-style-name="Table_20_Contents">
      <style:paragraph-properties fo:padding="0cm" fo:border="non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Simple Compiler</text:p>
          </table:table-cell>
          <table:table-cell table:style-name="Tabelle1.B1" office:value-type="string">
            <text:p text:style-name="P1">Der Compiler aus MS1 soll erweitert werden:<text:line-break/>- Datentypen Int+Bool<text:line-break/>- Arithmetische Operationen<text:line-break/>- Verzweigungen<text:line-break/>- Variablen<text:line-break/>- Parsen von Rechts nach Links</text:p>
          </table:table-cell>
        </table:table-row>
        <table:table-row>
          <table:table-cell table:style-name="Tabelle1.A2" office:value-type="string">
            <text:p text:style-name="P1">Rail Editor</text:p>
          </table:table-cell>
          <table:table-cell table:style-name="Tabelle1.B2" office:value-type="string">
            <text:p text:style-name="P1">Ein eigenständiger Editor soll implementiert werden.<text:line-break/>- Syntax-Highlighting (wie in MS1 oder besser)<text:line-break/>- Laden/ Speichern von Rail Files<text:line-break/>- Editieren von rail-Files (Zeicheneingabe+Löschen)<text:line-break/>- Undo+Redo<text:line-break/>- Compilieren<text:line-break/>- Integrierte Compiler-Ausgaben</text:p>
          </table:table-cell>
        </table:table-row>
      </table:table>
      <text:p text:style-name="Standard"/>
      <text:p text:style-name="P1">Datentypen Int+Bool (?) - wie bisher?</text:p>
      <text:p text:style-name="P1"><text:tab/>Backend:</text:p>
      <text:p text:style-name="P1"><text:tab/><text:tab/>Typecheck(auf dem Stack) implementieren <text:span text:style-name="T1">44 Stunden</text:span></text:p>
      <text:p text:style-name="P1"><text:tab/>Frontend:</text:p>
      <text:p text:style-name="P1"><text:tab/><text:tab/>Befehle 't' und 'f' hinzufügen <text:span text:style-name="T1">2 Stunden</text:span></text:p>
      <text:p text:style-name="P1">Variablen</text:p>
      <text:p text:style-name="P1"><text:tab/>Backend: </text:p>
      <text:p text:style-name="P1"><text:tab/><text:tab/>Lesezugriff beides zusammen <text:span text:style-name="T1">200 Stunden</text:span></text:p>
      <text:p text:style-name="P1"><text:tab/><text:tab/>Schreibzugriff</text:p>
      <text:p text:style-name="P1"><text:tab/>Frontend:</text:p>
      <text:p text:style-name="P1"><text:tab/><text:tab/>Symboltabelle <text:span text:style-name="T1">49 Stunden für beides</text:span></text:p>
      <text:p text:style-name="P1"><text:tab/><text:tab/>Fehlermeldung bei Zugriff auf nicht def. Variable</text:p>
      <text:p text:style-name="P1"/>
      <text:p text:style-name="P1">Arithmetische Operationen</text:p>
      <text:p text:style-name="P1"><text:tab/>Backend:</text:p>
      <text:p text:style-name="P1"><text:tab/><text:tab/>Rail-Arithmetische Operationen in JVM Bytecode umsetzen <text:span text:style-name="T1">24 Stunden</text:span></text:p>
      <text:p text:style-name="P3"><text:tab/><text:tab/>Rail-String-Arithmetik in JVM Bytecode umsetzen <text:span text:style-name="T1">36 Stunden</text:span></text:p>
      <text:p text:style-name="P1"><text:tab/>Frontend:</text:p>
      <text:p text:style-name="P1"><text:tab/><text:tab/>Entsprechende Zeichen erkennen und Knoten im AST hinzufügen <text:span text:style-name="T1">12 Stunden</text:span></text:p>
      <text:p text:style-name="P1"><text:tab/><text:tab/>prüfen ob Typecheck möglich? <text:span text:style-name="T1">5 Stunden</text:span></text:p>
      <text:p text:style-name="P1"><text:tab/><text:tab/>Verhalten des Railinterpreters bei falschen Vorbedingungen für Befehle prüfen </text:p>
      <text:p text:style-name="P1"><text:tab/><text:tab/><text:span text:style-name="T1">15 Stunden</text:span></text:p>
      <text:p text:style-name="P1"/>
      <text:p text:style-name="P1">Verzweigungen</text:p>
      <text:p text:style-name="P1"><text:tab/>Backend:</text:p>
      <text:p text:style-name="P1"><text:tab/><text:tab/>Ifs implementieren(Im AST erkennen und in JVM Bytecode umsetzen) <text:s/><text:span text:style-name="T1">30 Stunden</text:span></text:p>
      <text:p text:style-name="P1"/>
      <text:p text:style-name="P1"><text:tab/>Frontend:</text:p>
      <text:p text:style-name="P1"><text:tab/><text:tab/>Parser die 4 Verzweigungsoperatoren erkennen und beide Pfade parsen <text:span text:style-name="T1">90 Stunden</text:span></text:p>
      <text:p text:style-name="P1"><text:tab/><text:tab/>(Parser endlosschleife vermeiden?) <text:span text:style-name="T1">60 Stunden</text:span></text:p>
      <text:p text:style-name="P1"/>
      <text:p text:style-name="P1">Parsen von Rechts nach Links</text:p>
      <text:p text:style-name="P1"><text:tab/>Backend:</text:p>
      <text:p text:style-name="P1"><text:tab/>Frontend: </text:p>
      <text:p text:style-name="P1"><text:tab/><text:tab/>alle Richtungen implementieren(eigentlich schon da?) - nochmal testen mit <text:tab/><text:tab/><text:tab/>speziellen testcases <text:span text:style-name="T1">5 Stunden</text:span></text:p>
      <text:p text:style-name="P1"/>
      <text:p text:style-name="P1"><text:soft-page-break/>Editor : Integrierte Compiler-Ausgaben</text:p>
      <text:p text:style-name="P1"><text:tab/>Frontend/Editor: <text:tab/>Absprechen wie Ausgaben weitergegeben <text:span text:style-name="T1">10 Stunden</text:span></text:p>
      <text:p text:style-name="P1"><text:tab/><text:tab/><text:tab/><text:tab/>Weitergabe implementieren <text:span text:style-name="T1">20 Stunden</text:span></text:p>
      <text:p text:style-name="P1"/>
      <text:p text:style-name="P1">AST: Restliche unterschiede in den Dateien beseitigen <text:span text:style-name="T1">15 Stunden</text:span></text:p>
      <text:p text:style-name="P1"><text:tab/>Frontend: dasmachen ;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7M26S</meta:editing-duration>
    <meta:editing-cycles>4</meta:editing-cycles>
    <meta:generator>OpenOffice/4.0.1$Win32 OpenOffice.org_project/401m5$Build-9714</meta:generator>
    <dc:date>2014-05-22T18:02:30.18</dc:date>
    <meta:document-statistic meta:table-count="1" meta:image-count="0" meta:object-count="0" meta:page-count="2" meta:paragraph-count="40" meta:word-count="223" meta:character-count="1747"/>
    <meta:user-defined meta:name="Info 1"/>
    <meta:user-defined meta:name="Info 2"/>
    <meta:user-defined meta:name="Info 3"/>
    <meta:user-defined meta:name="Info 4"/>
  </office:meta>
</office:document-meta>
</file>